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4">
      <style:text-properties fo:font-size="14pt" officeooo:paragraph-rsid="000b9b0b" style:font-size-asian="14pt" style:font-size-complex="14pt"/>
    </style:style>
    <style:style style:name="P2" style:family="paragraph" style:parent-style-name="Standard" style:list-style-name="L2">
      <style:text-properties fo:font-size="14pt" officeooo:paragraph-rsid="000b9b0b" style:font-size-asian="14pt" style:font-size-complex="14pt"/>
    </style:style>
    <style:style style:name="P3" style:family="paragraph" style:parent-style-name="Standard">
      <style:text-properties fo:font-size="14pt" officeooo:paragraph-rsid="000b9b0b" style:font-size-asian="14pt" style:font-size-complex="14pt"/>
    </style:style>
    <style:style style:name="P4" style:family="paragraph" style:parent-style-name="Standard">
      <style:text-properties fo:font-size="16pt" fo:font-weight="bold" officeooo:rsid="000b4d92" officeooo:paragraph-rsid="000b4d92" style:font-size-asian="16pt" style:font-weight-asian="bold" style:font-size-complex="16pt" style:font-weight-complex="bold"/>
    </style:style>
    <style:style style:name="P5" style:family="paragraph" style:parent-style-name="Standard">
      <style:text-properties officeooo:paragraph-rsid="000b9b0b"/>
    </style:style>
    <style:style style:name="P6" style:family="paragraph" style:parent-style-name="Standard" style:list-style-name="L2">
      <style:text-properties officeooo:paragraph-rsid="000b4d92"/>
    </style:style>
    <style:style style:name="P7" style:family="paragraph" style:parent-style-name="Standard" style:list-style-name="L9">
      <style:text-properties officeooo:paragraph-rsid="000b9b0b"/>
    </style:style>
    <style:style style:name="P8" style:family="paragraph" style:parent-style-name="Standard" style:list-style-name="L13">
      <style:text-properties officeooo:paragraph-rsid="000b9b0b"/>
    </style:style>
    <style:style style:name="P9" style:family="paragraph" style:parent-style-name="Text_20_body" style:list-style-name="L7">
      <style:text-properties fo:font-size="14pt" officeooo:paragraph-rsid="000eb9d0" style:font-size-asian="14pt" style:font-size-complex="14pt"/>
    </style:style>
    <style:style style:name="P10" style:family="paragraph" style:parent-style-name="Text_20_body" style:list-style-name="L7">
      <style:text-properties officeooo:paragraph-rsid="000eb9d0"/>
    </style:style>
    <style:style style:name="P11" style:family="paragraph" style:parent-style-name="Preformatted_20_Text">
      <style:paragraph-properties fo:margin-top="0in" fo:margin-bottom="0.1965in" style:contextual-spacing="false"/>
    </style:style>
    <style:style style:name="P12" style:family="paragraph" style:parent-style-name="Heading_20_2">
      <style:text-properties fo:font-size="14pt" officeooo:paragraph-rsid="000b9b0b"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style:font-size-asian="16pt" style:font-size-complex="16pt"/>
    </style:style>
    <style:style style:name="T5" style:family="text">
      <style:text-properties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bold" officeooo:rsid="000d9842" style:font-size-asian="14pt" style:font-weight-asian="bold" style:font-size-complex="14pt" style:font-weight-complex="bold"/>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tyle="italic"/>
    </style:style>
    <style:style style:name="T10" style:family="text">
      <style:text-properties style:font-name="Liberation Serif" fo:font-size="14pt" style:font-size-asian="14pt" style:font-size-complex="14pt"/>
    </style:style>
    <style:style style:name="T11" style:family="text">
      <style:text-properties style:font-name="Liberation Serif" fo:font-size="16pt" style:font-size-asian="16pt"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1.048in" fo:text-indent="-0.25in" fo:margin-left="1.0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8in" fo:text-indent="-0.25in" fo:margin-left="1.2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8in" fo:text-indent="-0.25in" fo:margin-left="1.5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8in" fo:text-indent="-0.25in" fo:margin-left="1.7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8in" fo:text-indent="-0.25in" fo:margin-left="2.0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8in" fo:text-indent="-0.25in" fo:margin-left="2.2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8in" fo:text-indent="-0.25in" fo:margin-left="2.5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8in" fo:text-indent="-0.25in" fo:margin-left="2.7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8in" fo:text-indent="-0.25in" fo:margin-left="3.0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8in" fo:text-indent="-0.25in" fo:margin-left="3.298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prof:</text:p>
      <text:list xml:id="list2528787153174928535" text:style-name="L2">
        <text:list-item>
          <text:p text:style-name="P6"><text:span text:style-name="T1">Gprof</text:span> <text:span text:style-name="T5">is a performance analysis tool for Unix applications. It uses a hybrid of <text:s text:c="4"/>instrumentation and <text:s/>sampling and was created as extended version of the older "prof" tool. Unlike prof, gprof is capable of limited call graph collecting and printing.</text:span></text:p>
        </text:list-item>
        <text:list-item>
          <text:p text:style-name="P2">GPROF was originally written by a group led by Susan L. Graham at the University of California, Berkeley for Berkeley Unix <text:s/>Another implementation was written as part of the GNU project for GNU Binutils in 1988 by Jay Fenlason.</text:p>
        </text:list-item>
      </text:list>
      <text:p text:style-name="P3"/>
      <text:p text:style-name="P3"/>
      <text:p text:style-name="P5"><text:span text:style-name="T5"><text:tab/> <text:s text:c="4"/></text:span><text:span text:style-name="T6">Profiling Data File Format :</text:span></text:p>
      <text:list xml:id="list9169724278882166063" text:style-name="L13">
        <text:list-item>
          <text:p text:style-name="P8"><text:span text:style-name="T8">The old BSD-derived file format used for profile data does not contain a magic cookie that allows to check whether a data file really is a </text:span><text:span text:style-name="Source_20_Text"><text:span text:style-name="T8">gprof</text:span></text:span><text:span text:style-name="T8"> file. Furthermore, it does not provide a version number, thus rendering changes <text:tab/>to the file format almost impossible. gnu </text:span><text:span text:style-name="Source_20_Text"><text:span text:style-name="T8">gprof</text:span></text:span><text:span text:style-name="T8"> uses a new file format that provides these features. For backward compatibility, gnu </text:span><text:span text:style-name="Source_20_Text"><text:span text:style-name="T8">gprof</text:span></text:span><text:span text:style-name="T8"> continues <text:tab/>to support the old BSD-derived format, but not all features are supported with it. For example, basic-block execution counts cannot be accommodated by the old file format. </text:span></text:p>
        </text:list-item>
      </text:list>
      <text:p text:style-name="P3"/>
      <text:h text:style-name="P12" text:outline-level="2"><text:span text:style-name="Source_20_Text"><text:s text:c="7"/>gprof</text:span> Command Summary:</text:h>
      <text:p text:style-name="P5"><text:span text:style-name="T5"><text:tab/><text:tab/>After you have a profile data file </text:span><text:span text:style-name="Example"><text:span text:style-name="T5">gmon.out</text:span></text:span><text:span text:style-name="T5">, you can run </text:span><text:span text:style-name="Source_20_Text"><text:span text:style-name="T5">gprof</text:span></text:span><text:span text:style-name="T5"> to <text:tab/><text:tab/><text:tab/>interpret the information in it. The </text:span><text:span text:style-name="Source_20_Text"><text:span text:style-name="T5">gprof</text:span></text:span><text:span text:style-name="T5"> program prints a flat profile and <text:tab/><text:tab/><text:tab/>a call graph on standard output. Typically you would redirect the output of <text:tab/><text:tab/><text:tab/></text:span><text:span text:style-name="Source_20_Text"><text:span text:style-name="T5">gprof</text:span></text:span><text:span text:style-name="T5"> into a file with `</text:span><text:span text:style-name="Example"><text:span text:style-name="T5">&gt;</text:span></text:span><text:span text:style-name="T5">'. </text:span></text:p>
      <text:p text:style-name="P5"><text:span text:style-name="T5"><text:tab/></text:span></text:p>
      <text:p text:style-name="P5"><text:span text:style-name="T5"><text:tab/> <text:s text:c="8"/></text:span><text:span text:style-name="T3">You run </text:span><text:span text:style-name="Source_20_Text"><text:span text:style-name="T3">gprof</text:span></text:span><text:span text:style-name="T3"> like this:</text:span><text:span text:style-name="T4"> </text:span></text:p>
      <text:p text:style-name="P11"><text:span text:style-name="T4"><text:s/></text:span><text:span text:style-name="T11"><text:s text:c="15"/></text:span><text:span text:style-name="T10">gprof </text:span><text:span text:style-name="Variable"><text:span text:style-name="T10">options</text:span></text:span><text:span text:style-name="T10"> [</text:span><text:span text:style-name="Variable"><text:span text:style-name="T10">executable-file</text:span></text:span><text:span text:style-name="T10"> [</text:span><text:span text:style-name="Variable"><text:span text:style-name="T10">profile-data files</text:span></text:span><text:span text:style-name="T10">...]] [&gt; </text:span><text:span text:style-name="Variable"><text:span text:style-name="T10">outfile</text:span></text:span><text:span text:style-name="T10">].</text:span></text:p>
      <text:p text:style-name="P11"><text:span text:style-name="T5"><text:tab/> <text:s text:c="3"/></text:span><text:span text:style-name="T10">If you omit the executable file name, the file </text:span><text:span text:style-name="Example"><text:span text:style-name="T10">a.out</text:span></text:span><text:span text:style-name="T10"> is used. If you give no <text:s text:c="3"/><text:tab/><text:tab/><text:tab/>profile data file name, the file </text:span><text:span text:style-name="Example"><text:span text:style-name="T10">gmon.out</text:span></text:span><text:span text:style-name="T10"> is used. If any file is not in the <text:tab/><text:tab/><text:tab/>proper format, or if the profile data file does not appear to belong to the <text:tab/><text:tab/><text:tab/>executable file, an error message is printed. </text:span></text:p>
      <text:p text:style-name="P11"><text:span text:style-name="T5"/></text:p>
      <text:p text:style-name="P5"><text:span text:style-name="T5"><text:tab/> <text:s text:c="6"/></text:span><text:span text:style-name="T6">Debugging </text:span><text:span text:style-name="Source_20_Text"><text:span text:style-name="T6">gprof:</text:span></text:span></text:p>
      <text:list xml:id="list4436587206741466022" text:style-name="L9">
        <text:list-item>
          <text:p text:style-name="P7"><text:span text:style-name="T10">If </text:span><text:span text:style-name="Source_20_Text"><text:span text:style-name="T10">gprof</text:span></text:span><text:span text:style-name="T10"> was compiled with debugging enabled, the `</text:span><text:span text:style-name="Example"><text:span text:style-name="T10">-d</text:span></text:span><text:span text:style-name="T10">' option triggers debugging output (to stdout) which can be helpful in understanding its </text:span><text:soft-page-break/><text:span text:style-name="T10">operation. The debugging number specified is interpreted as a sum of the following options: </text:span></text:p>
          <text:p text:style-name="P7"><text:span text:style-name="Source_20_Text"><text:span text:style-name="T6"/></text:span></text:p>
        </text:list-item>
      </text:list>
      <text:p text:style-name="P5"><text:span text:style-name="T5"><text:tab/> <text:s text:c="2"/></text:span><text:span text:style-name="T2">2 - Topological sort</text:span><text:span text:style-name="T6"> :</text:span></text:p>
      <text:p text:style-name="P5"><text:span text:style-name="T6"><text:s text:c="14"/></text:span>Monitor depth-first numbering of symbols during call graph analysis </text:p>
      <text:p text:style-name="P5"><text:span text:style-name="T6"><text:tab/> <text:s text:c="2"/></text:span><text:span text:style-name="T2">4 – Cycles :</text:span></text:p>
      <text:p text:style-name="P5"><text:span text:style-name="T2"><text:s text:c="15"/></text:span>Shows symbols as they are identified as cycle heads </text:p>
      <text:p text:style-name="P5"><text:span text:style-name="T2"><text:s text:c="15"/>16 – Tallying :</text:span></text:p>
      <text:p text:style-name="P5"><text:span text:style-name="T2"><text:tab/> <text:s text:c="2"/></text:span>As the call graph arcs are read, show each arc and how the total calls to each function are <text:s text:c="4"/><text:tab/> <text:s/><text:tab/><text:tab/>tallied </text:p>
      <text:p text:style-name="P5"/>
      <text:p text:style-name="P5"><text:s text:c="8"/><text:span text:style-name="T2"><text:s/>32 - Call graph arc sorting :</text:span></text:p>
      <text:p text:style-name="List_20_Contents">Details sorting individual parents/children within each call graph entry </text:p>
      <text:p text:style-name="List_20_Heading"><text:s text:c="9"/><text:span text:style-name="T2">64 - Reading histogram and call graph records :</text:span></text:p>
      <text:p text:style-name="List_20_Contents">Shows address ranges of histograms as they are read, and each call graph arc </text:p>
      <text:p text:style-name="List_20_Heading"><text:s text:c="8"/><text:span text:style-name="T2">128 - Symbol table :</text:span></text:p>
      <text:p text:style-name="List_20_Contents">Reading, classifying, and sorting the symbol table from the object file. For line-by-line profiling (`<text:span text:style-name="Example">-l</text:span>' option), also shows line numbers being assigned to memory addresses. </text:p>
      <text:p text:style-name="List_20_Heading"><text:s text:c="8"/><text:span text:style-name="T2">256 - Static call graph :</text:span></text:p>
      <text:p text:style-name="List_20_Contents">Trace operation of `<text:span text:style-name="Example">-c</text:span>' option </text:p>
      <text:p text:style-name="P5"><text:s text:c="3"/></text:p>
      <text:p text:style-name="P5"><text:tab/> <text:s text:c="3"/><text:span text:style-name="T6"><text:s/></text:span><text:span text:style-name="T7">Implementation:</text:span></text:p>
      <text:list xml:id="list4584522265016366968" text:style-name="L4">
        <text:list-item>
          <text:p text:style-name="P1">Instrumentation code is automatically inserted into the program code during compilation (for example, by using the '-pg' option of the gcc compiler), to gather caller-function data. A call to the monitor function 'mcount' is inserted before each function call.</text:p>
        </text:list-item>
      </text:list>
      <text:list xml:id="list135006721848007" text:continue-list="list2528787153174928535" text:style-name="L2">
        <text:list-item>
          <text:p text:style-name="P2">Sampling data is saved in 'gmon.out' or in '<text:span text:style-name="T9">progname</text:span>.gmon' file just before the program exits, and can be analyzed with the 'gprof' command-line tool. Several gmon files can be combined with 'gprof -s' to accumulate data from several runs of a program.</text:p>
        </text:list-item>
        <text:list-item>
          <text:p text:style-name="P2">GPROF output consists of two parts: the flat profile and the call graph. The flat profile gives the total execution time spent in each function and its percentage of the total running time. Function call counts are also reported. Output is sorted by percentage, with hot spots at the top of the list.</text:p>
        </text:list-item>
        <text:list-item>
          <text:p text:style-name="P2">he second part of the output is the textual call graph, which shows for each function who called it (parent) and who it called (child subroutines). There is external tool called gprof2dot capable of converting the call graph from gprof into graphical form.</text:p>
        </text:list-item>
      </text:list>
      <text:h text:style-name="P12" text:outline-level="2"><text:bookmark text:name="Limitations_and_accuracy"/><text:s text:c="14"/>Limitations and accuracy:</text:h>
      <text:list xml:id="list3148094815930063335" text:style-name="L7">
        <text:list-item>
          <text:p text:style-name="P10"><text:span text:style-name="T5">At run-time, timing values are obtained by statistical sampling. Sampling is done by probing the target program's program counter at regular intervals using operating system interrupts (programmed via profil(2) or setitimer(2) syscalls).</text:span></text:p>
        </text:list-item>
        <text:list-item>
          <text:p text:style-name="P9"><text:soft-page-break/>The resulting data is not exact, rather a statistical approximation. The amount of error is usually more than one sampling period. If a value is n times the sampling period, the expected error in the value is the square root of n sampling periods.</text:p>
        </text:list-item>
        <text:list-item>
          <text:p text:style-name="P9">A typical sampling period is 0.01 second (10 milliseconds) or 0.001 second (1 ms) or in other words 100 or 1000 samples per second of CPU running time.</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0T13:24:35.532618199</meta:creation-date>
    <dc:date>2016-02-10T13:50:05.320191582</dc:date>
    <meta:editing-duration>PT21M48S</meta:editing-duration>
    <meta:editing-cycles>10</meta:editing-cycles>
    <meta:generator>LibreOffice/4.2.8.2$Linux_X86_64 LibreOffice_project/420m0$Build-2</meta:generator>
    <meta:document-statistic meta:table-count="0" meta:image-count="0" meta:object-count="0" meta:page-count="3" meta:paragraph-count="38" meta:word-count="752" meta:character-count="4648" meta:non-whitespace-character-count="3723"/>
  </office:meta>
</office:document-meta>
</file>